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2bd5c"/>
    </style:style>
    <style:style style:name="T1" style:family="text">
      <style:text-properties fo:color="#800000"/>
    </style:style>
    <style:style style:name="T2" style:family="text">
      <style:text-properties fo:color="#800000" style:text-underline-style="solid" style:text-underline-width="auto" style:text-underline-color="font-color"/>
    </style:style>
    <style:style style:name="T3" style:family="text">
      <style:text-properties fo:color="#800000"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line-through-style="solid" style:text-line-through-type="single"/>
    </style:style>
    <style:style style:name="T10" style:family="text">
      <style:text-properties officeooo:rsid="001897b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text:span text:style-name="T1">conse</text:span><text:span text:style-name="T4">ctetuer</text:span> adipiscing elit. Aenean commodo ligula eget dolor. Aenean massa. Cum sociis <text:span text:style-name="T1">natoque penatibus</text:span> et magnis dis parturient montes, nascetur ridiculus mus. <text:span text:style-name="T1">Donec</text:span> quam felis, ultricies nec, pellentesque eu, pretium quis, sem. <text:span text:style-name="T1">Nulla</text:span> consequat massa quis enim. Donec pede justo, <text:a xlink:type="simple" xlink:href="http://google.com/" text:style-name="Internet_20_link" text:visited-style-name="Visited_20_Internet_20_Link">fringilla vel</text:a>, aliquet nec, vulputate eget, arcu. In enim justo, rhoncus ut, imperdiet a, venenatis vitae, justo.</text:p>
      <text:p text:style-name="Text_20_body">Nullam dictum felis eu<text:span text:style-name="T9"> pede mollis pr</text:span>etium. Integer tincidunt. Cras dapibus. Vivamus elementum semper nisi. Aenean vulputate eleifend tellus. <text:span text:style-name="T1">Aenean</text:span> leo <text:span text:style-name="T6">ligula</text:span>, porttitor eu, consequat vitae, eleifend <text:a xlink:type="simple" xlink:href="http://google.com/" text:style-name="Internet_20_link" text:visited-style-name="Visited_20_Internet_20_Link">ac, enim. Aliquam lorem</text:a> ante, <text:span text:style-name="T7">dapibus </text:span><text:span text:style-name="T8">in, viv</text:span><text:span text:style-name="T3">erra</text:span><text:span text:style-name="T2"> quis,</text:span><text:span text:style-name="T1"> feugiat a, tellus. Phasellus viverra nulla ut metus varius laoreet.</text:span> Quisque rutrum. Aenean imperdiet. Etiam ultricies nisi vel augue. Curabitur ullamcorper ultricies nisi.</text:p>
      <text:p text:style-name="Text_20_body">Nam eget dui. Etiam <text:span text:style-name="T1">rhoncus</text:span>. Maecenas temp<text:span text:style-name="T10">oras</text:span>, tellus eget condimentum rhoncus, sem quam semper libero, sit amet adipiscing sem neque. <text:a xlink:type="simple" xlink:href="http://google.com/" text:style-name="Internet_20_link" text:visited-style-name="Visited_20_Internet_20_Link">Nam quam nunc</text:a>, blandit vel, luctus pulvinar, hendrerit id, lorem. Maecenas nec odio et ante tincidunt tempus. Donec vitae sapien ut libero venenatis faucibus. Nullam quis ante. Duis leo. Sed fringilla mauris sit amet nibh.</text:p>
      <text:p text:style-name="Text_20_body">Donec sodales sagittis magna. Sed consequat, leo eget bibendum sodales, augue velit cursus nunc, quis gravida magna mi a libero. Fusce vulputate eleifend sapien. Vestibulum purus quam, scelerisque <text:span text:style-name="T1">ut, mollis</text:span> sed, nonummy id, metus. Nullam accumsan lorem in dui. Cras ultricies mi eu turpis hendrerit fringilla. Vestibulum ante ipsum primis in faucibus orci luctus et ultrices posuere cubilia Curae; In ac dui quis mi consectetuer <text:a xlink:type="simple" xlink:href="http://google.com/" text:style-name="Internet_20_link" text:visited-style-name="Visited_20_Internet_20_Link">lacinia. Nam</text:a>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13S</meta:editing-duration>
    <meta:editing-cycles>9</meta:editing-cycles>
    <meta:generator>LibreOffice/5.1.1.3$Windows_X86_64 LibreOffice_project/89f508ef3ecebd2cfb8e1def0f0ba9a803b88a6d</meta:generator>
    <dc:date>2017-11-30T14:11:22.857000000</dc:date>
    <meta:document-statistic meta:table-count="0" meta:image-count="0" meta:object-count="0" meta:page-count="1" meta:paragraph-count="4" meta:word-count="290" meta:character-count="1991" meta:non-whitespace-character-count="1705"/>
    <meta:user-defined meta:name="Info 1"/>
    <meta:user-defined meta:name="Info 2"/>
    <meta:user-defined meta:name="Info 3"/>
    <meta:user-defined meta:name="Info 4"/>
  </office:meta>
</office:document-meta>
</file>